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table:style-name="Default"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table:style-name="Default"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table:style-name="Default"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table:style-name="Default"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table:style-name="Default"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table:style-name="Default"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table:style-name="Default"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table:style-name="Default"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0:24:48.194495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01T20:28:15.256737323</dc:date>
    <meta:editing-duration>PT18H43M50S</meta:editing-duration>
    <meta:editing-cycles>111</meta:editing-cycles>
    <meta:generator>LibreOffice/7.0.4.2$Linux_X86_64 LibreOffice_project/00$Build-2</meta:generator>
    <meta:document-statistic meta:table-count="1" meta:cell-count="2141" meta:object-count="0"/>
  </office:meta>
</office:document-meta>
</file>